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_20_2">
      <style:text-properties fo:language="en" fo:country="non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CreateEvent</text:h>
      <text:p text:style-name="Text_20_body_20_indent_20_2">Used to notify a window that all its children are created and initialized. <text:span text:style-name="Source_20_Text">UiEngine</text:span> post this event to components that declares the <text:span text:style-name="Source_20_Text">onCreate</text:span> handler (either as a method or as in instance definition).</text:p>
      <text:h text:style-name="P2" text:outline-level="4">Class Name</text:h>
      <text:p text:style-name="P9"><text:span text:style-name="Source_20_Text"><text:span text:style-name="T1">org.zkoss.zk.ui.event.CreateEvent</text:span>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7">Data Typ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getArg()</text:span></text:p>
          </table:table-cell>
          <table:table-cell table:style-name="Table3.A2" office:value-type="string">
            <text:p text:style-name="Table_20_Contents">Returns arguments <text:span text:style-name="Source_20_Text">(org.zkoss.zk.ui.Execution.getArg())</text:span> when the component is created. </text:p>
          </table:table-cell>
          <table:table-cell table:style-name="Table3.C2" office:value-type="string">
            <text:p text:style-name="P6"><text:span text:style-name="Source_20_Text">java.lang.String</text:span></text:p>
          </table:table-cell>
        </table:table-row>
      </table:table>
      <text:h text:style-name="P3" text:outline-level="4"/>
      <text:p text:style-name="P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creator>jumper chen</dc:creator>
    <dc:date>2007-09-12T11:14:48</dc:date>
    <dc:language>en-US</dc:language>
    <meta:editing-cycles>10</meta:editing-cycles>
    <meta:editing-duration>PT14M3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57" meta:character-count="451"/>
  </office:meta>
</office:document-meta>
</file>